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75cm" fo:min-width="13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3" style:family="graphic" style:parent-style-name="standard">
      <style:graphic-properties svg:stroke-color="#cc9900" draw:fill-color="#ffff66" draw:textarea-horizontal-align="justify" draw:textarea-vertical-align="middle" draw:auto-grow-height="false" fo:min-height="2.15cm" fo:min-width="3.4cm"/>
    </style:style>
    <style:style style:name="gr4" style:family="graphic" style:parent-style-name="standard">
      <style:graphic-properties svg:stroke-color="#006600" draw:fill-color="#66cc00" draw:textarea-horizontal-align="justify" draw:textarea-vertical-align="middle" draw:auto-grow-height="false" fo:min-height="4.95cm" fo:min-width="3.2cm"/>
    </style:style>
    <style:style style:name="gr5" style:family="graphic" style:parent-style-name="standard">
      <style:graphic-properties svg:stroke-color="#cc9900" draw:fill-color="#ffff66" draw:textarea-horizontal-align="justify" draw:textarea-vertical-align="middle" draw:auto-grow-height="false" fo:min-height="0.75cm" fo:min-width="3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6cm" svg:x="1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cm" svg:x="1.9cm" svg:y="1.4cm">
          <text:p text:style-name="P2">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9cm" svg:height="2.4cm" svg:x="6.351cm" svg:y="1.4cm">
          <text:p text:style-name="P2">Shader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7cm" svg:height="5.2cm" svg:x="11.4cm" svg:y="1.4cm">
          <text:p text:style-name="P2">Scre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cm" svg:x="1.9cm" svg:y="2.801cm">
          <text:p text:style-name="P2">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cm" svg:height="1cm" svg:x="1.9cm" svg:y="4.201cm">
          <text:p text:style-name="P2">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cm" svg:height="1cm" svg:x="1.9cm" svg:y="5.6cm">
          <text:p text:style-name="P2">Objec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9cm" svg:height="1cm" svg:x="6.351cm" svg:y="4.2cm">
          <text:p text:style-name="P2">Shader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9cm" svg:height="1cm" svg:x="6.351cm" svg:y="5.6cm">
          <text:p text:style-name="P2">Shader 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2cm" svg:y1="1.9cm" svg:x2="6.3cm" svg:y2="1.9cm">
          <text:p/>
        </draw:line>
        <draw:line draw:style-name="gr6" draw:text-style-name="P1" draw:layer="layout" svg:x1="5.2cm" svg:y1="3.3cm" svg:x2="6.3cm" svg:y2="3.3cm">
          <text:p/>
        </draw:line>
        <draw:line draw:style-name="gr6" draw:text-style-name="P1" draw:layer="layout" svg:x1="5.2cm" svg:y1="4.7cm" svg:x2="6.3cm" svg:y2="4.7cm">
          <text:p/>
        </draw:line>
        <draw:line draw:style-name="gr6" draw:text-style-name="P1" draw:layer="layout" svg:x1="5.2cm" svg:y1="6.1cm" svg:x2="6.3cm" svg:y2="6.1cm">
          <text:p/>
        </draw:line>
        <draw:line draw:style-name="gr6" draw:text-style-name="P1" draw:layer="layout" svg:x1="10.3cm" svg:y1="3.3cm" svg:x2="11.4cm" svg:y2="3.3cm">
          <text:p/>
        </draw:line>
        <draw:line draw:style-name="gr6" draw:text-style-name="P1" draw:layer="layout" svg:x1="10.3cm" svg:y1="4.7cm" svg:x2="11.4cm" svg:y2="4.7cm">
          <text:p/>
        </draw:line>
        <draw:line draw:style-name="gr6" draw:text-style-name="P1" draw:layer="layout" svg:x1="10.3cm" svg:y1="1.9cm" svg:x2="11.4cm" svg:y2="1.9cm">
          <text:p/>
        </draw:line>
        <draw:line draw:style-name="gr6" draw:text-style-name="P1" draw:layer="layout" svg:x1="10.3cm" svg:y1="6.1cm" svg:x2="11.4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16:57:03.809050242</meta:creation-date>
    <dc:date>2017-12-19T17:05:58.171891253</dc:date>
    <meta:editing-duration>PT8M54S</meta:editing-duration>
    <meta:editing-cycles>3</meta:editing-cycles>
    <meta:generator>LibreOffice/5.1.6.2$Linux_X86_64 LibreOffice_project/10m0$Build-2</meta:generator>
    <meta:document-statistic meta:object-count="17"/>
  </office:meta>
</office:document-meta>
</file>